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gradient" draw:fill-gradient-name="a619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1">
      <style:graphic-properties fo:wrap-option="wrap" fo:padding-top="0.10752in" fo:padding-bottom="0.10752in" fo:padding-left="0.10752in" fo:padding-right="0.107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solid" draw:fill-color="#f2f2f2" draw:opacity="100%" draw:stroke="none"/>
    </style:style>
    <style:style style:family="graphic" style:name="a672">
      <style:graphic-properties draw:fill="solid" draw:fill-color="#f2f2f2" draw:opacity="100%" draw:stroke="none"/>
    </style:style>
    <style:style style:family="graphic" style:name="a626">
      <style:graphic-properties draw:fill="bitmap" draw:fill-image-name="a625" style:repeat="stretch" draw:stroke="none"/>
    </style:style>
    <style:style style:family="graphic" style:name="a674">
      <style:graphic-properties draw:fill="bitmap" draw:fill-image-name="a673" style:repeat="stretch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10752in" fo:padding-bottom="0.10752in" fo:padding-left="0.10752in" fo:padding-right="0.1075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/>
    </style:style>
    <style:style style:family="graphic" style:name="a740">
      <style:graphic-properties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draw:fill="solid" draw:fill-color="#f2f2f2" draw:opacity="100%" draw:stroke="none"/>
    </style:style>
    <style:style style:family="graphic" style:name="a565">
      <style:graphic-properties draw:fill="bitmap" draw:fill-image-name="a564" style:repeat="stretch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draw:fill="solid" draw:fill-color="#f2f2f2" draw:opacity="100%" draw:stroke="none"/>
    </style:style>
    <style:style style:family="graphic" style:name="a633">
      <style:graphic-properties draw:fill="bitmap" draw:fill-image-name="a632" style:repeat="stretch" draw:stroke="none"/>
    </style:style>
    <style:style style:family="drawing-page" style:name="a681">
      <style:drawing-page-properties draw:fill="gradient" draw:fill-gradient-name="a680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7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solid" draw:fill-color="#80c34f" draw:opacity="100%" draw:stroke="none"/>
    </style:style>
    <style:style style:family="graphic" style:name="a638">
      <style:graphic-properties draw:fill="solid" draw:fill-color="#f2f2f2" draw:opacity="100%" draw:stroke="none"/>
    </style:style>
    <style:style style:family="graphic" style:name="a687">
      <style:graphic-properties draw:fill="bitmap" draw:fill-image-name="a686" style:repeat="stretch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bitmap" draw:fill-image-name="a700" style:repeat="stretch" draw:stroke="non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solid" draw:fill-color="#d64787" draw:opacity="100%" draw:stroke="none"/>
    </style:style>
    <style:style style:family="graphic" style:name="a708">
      <style:graphic-properties draw:fill="bitmap" draw:fill-image-name="a707" style:repeat="stretch" draw:stroke="none"/>
    </style:style>
    <style:style style:family="graphic" style:name="a570">
      <style:graphic-properties draw:fill="solid" draw:fill-color="#f2f2f2" draw:opacity="100%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draw:fill="bitmap" draw:fill-image-name="a571" style:repeat="stretch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draw:fill="solid" draw:fill-color="#f2f2f2" draw:opacity="100%" draw:stroke="none"/>
    </style:style>
    <style:style style:family="graphic" style:name="a579">
      <style:graphic-properties draw:fill="bitmap" draw:fill-image-name="a578" style:repeat="stretch" draw:stroke="none"/>
    </style:style>
    <style:style style:family="graphic" style:name="a640">
      <style:graphic-properties draw:fill="bitmap" draw:fill-image-name="a639" style:repeat="stretch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draw:fill="solid" draw:fill-color="#e29d3e" draw:opacity="100%" draw:stroke="none"/>
    </style:style>
    <style:style style:family="graphic" style:name="a645">
      <style:graphic-properties draw:fill="solid" draw:fill-color="#f2f2f2" draw:opacity="100%" draw:stroke="none"/>
    </style:style>
    <style:style style:family="graphic" style:name="a694">
      <style:graphic-properties draw:fill="bitmap" draw:fill-image-name="a693" style:repeat="stretch" draw:stroke="none"/>
    </style:style>
    <style:style style:family="graphic" style:name="a647">
      <style:graphic-properties draw:fill="bitmap" draw:fill-image-name="a646" style:repeat="stretch" draw:stroke="non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>
      <style:graphic-properties draw:fill="solid" draw:fill-color="#d64a3b" draw:opacity="100%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>
      <style:graphic-properties/>
    </style:style>
    <style:style style:family="drawing-page" style:name="a715">
      <style:drawing-page-properties draw:fill="gradient" draw:fill-gradient-name="a714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draw:fill="solid" draw:fill-color="#80c34f" draw:opacity="100%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draw:fill="solid" draw:fill-color="#f2f2f2" draw:opacity="100%" draw:stroke="none"/>
    </style:style>
    <style:style style:family="drawing-page" style:name="a537">
      <style:drawing-page-properties draw:fill="bitmap" draw:fill-image-name="a53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86">
      <style:graphic-properties draw:fill="bitmap" draw:fill-image-name="a585" style:repeat="stretch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draw:fill="solid" draw:fill-color="#e29d3e" draw:opacity="100%" draw:stroke="none"/>
    </style:style>
    <style:style style:family="graphic" style:name="a652">
      <style:graphic-properties draw:fill="solid" draw:fill-color="#f2f2f2" draw:opacity="100%" draw:stroke="none"/>
    </style:style>
    <style:style style:family="graphic" style:name="a606">
      <style:graphic-properties draw:fill="bitmap" draw:fill-image-name="a605" style:repeat="stretch" draw:stroke="none"/>
    </style:style>
    <style:style style:family="graphic" style:name="a654">
      <style:graphic-properties draw:fill="bitmap" draw:fill-image-name="a653" style:repeat="stretch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/>
    </style:style>
    <style:style style:family="graphic" style:name="a721">
      <style:graphic-properties draw:fill="bitmap" draw:fill-image-name="a720" style:repeat="stretch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draw:fill="solid" draw:fill-color="#e29d3e" draw:opacity="100%" draw:stroke="non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41">
      <style:graphic-properties draw:fill="solid" draw:fill-color="#262626" draw:opacity="100%" draw:stroke="none" style:protect="position size"/>
    </style:style>
    <style:style style:family="graphic" style:name="a728">
      <style:graphic-properties draw:fill="bitmap" draw:fill-image-name="a727" style:repeat="stretch" draw:stroke="none"/>
    </style:style>
    <style:style style:family="graphic" style:name="a590">
      <style:graphic-properties fo:wrap-option="wrap" fo:padding-top="0.05964in" fo:padding-bottom="0.05964in" fo:padding-left="0.05964in" fo:padding-right="0.0596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draw:fill="solid" draw:fill-color="#0c5a82" draw:opacity="100%" draw:stroke="none" style:protect="position size"/>
    </style:style>
    <style:style style:family="graphic" style:name="a591">
      <style:graphic-properties/>
    </style:style>
    <style:style style:family="graphic" style:name="a543">
      <style:graphic-properties draw:fill="solid" draw:fill-color="#1287c3" draw:opacity="100%" draw:stroke="none" style:protect="position size"/>
    </style:style>
    <style:style style:family="graphic" style:name="a544">
      <style:graphic-properties draw:fill="solid" draw:fill-color="#404040" draw:opacity="100%" draw:stroke="none" style:protect="position siz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gradient" draw:fill-gradient-name="a592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draw:fill="solid" draw:fill-color="#80c34f" draw:opacity="100%" draw:stroke="none"/>
    </style:style>
    <style:style style:family="graphic" style:name="a599">
      <style:graphic-properties draw:fill="bitmap" draw:fill-image-name="a598" style:repeat="stretch" draw:stroke="none"/>
    </style:style>
    <style:style style:family="graphic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draw:fill="solid" draw:fill-color="#d64a3b" draw:opacity="100%" draw:stroke="none"/>
    </style:style>
    <style:style style:family="drawing-page" style:name="a661">
      <style:drawing-page-properties draw:fill="gradient" draw:fill-gradient-name="a660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3">
      <style:graphic-properties draw:fill="bitmap" draw:fill-image-name="a612" style:repeat="stretch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solid" draw:fill-color="#f2f2f2" draw:opacity="100%" draw:stroke="non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>
      <style:graphic-properties/>
    </style:style>
    <style:style style:family="graphic" style:name="a667">
      <style:graphic-properties draw:fill="bitmap" draw:fill-image-name="a666" style:repeat="stretch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>
      <style:graphic-properties draw:fill="solid" draw:fill-color="#d64a3b" draw:opacity="100%" draw:stroke="none"/>
    </style:style>
    <style:style style:family="graphic" style:name="a735">
      <style:graphic-properties draw:fill="bitmap" draw:fill-image-name="a734" style:repeat="stretch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gradient" draw:fill-gradient-name="a551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6">
      <style:graphic-properties draw:fill="solid" draw:fill-color="#f2f2f2" draw:opacity="100%" draw:stroke="none"/>
    </style:style>
    <style:style style:family="graphic" style:name="a558">
      <style:graphic-properties draw:fill="bitmap" draw:fill-image-name="a557" style:repeat="stretch" draw:stroke="non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37" draw:master-page-name="Master1-Layout1-title-Title-Slide" presentation:presentation-page-layout-name="Master1-PPL1" draw:id="Slide-256">
        <draw:custom-shape svg:x="0in" svg:y="0in" svg:width="13.33333in" svg:height="7.5in" draw:id="id115" draw:style-name="a540" draw:name="Rectangle 3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4.32589in" svg:width="2.00017in" svg:height="3.17411in" draw:id="id116" draw:style-name="a541" draw:name="Freeform: Shape 39">
          <svg:title/>
          <svg:desc/>
          <draw:enhanced-geometry xmlns:dr3d="urn:oasis:names:tc:opendocument:xmlns:dr3d:1.0" draw:type="non-primitive" svg:viewBox="0 0 1828958 2902407" draw:enhanced-path="M 0 0 L 1828958 2902407 1709896 2902407 0 63474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8958"/>
            <draw:equation draw:name="f7" draw:formula="?f4 / 2902407"/>
            <draw:equation draw:name="f8" draw:formula="0 * ?f5 / 1828958"/>
            <draw:equation draw:name="f9" draw:formula="0 * ?f4 / 2902407"/>
            <draw:equation draw:name="f10" draw:formula="1828958 * ?f5 / 1828958"/>
            <draw:equation draw:name="f11" draw:formula="2902407 * ?f4 / 2902407"/>
            <draw:equation draw:name="f12" draw:formula="1709896 * ?f5 / 1828958"/>
            <draw:equation draw:name="f13" draw:formula="63474 * ?f4 / 290240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0in" svg:y="3.52154in" svg:width="3.18246in" svg:height="3.97846in" draw:id="id117" draw:style-name="a542" draw:name="Freeform: Shape 41">
          <svg:title/>
          <svg:desc/>
          <draw:enhanced-geometry xmlns:dr3d="urn:oasis:names:tc:opendocument:xmlns:dr3d:1.0" draw:type="non-primitive" svg:viewBox="0 0 2910045 3637903" draw:enhanced-path="M 0 0 L 2910045 3637903 2786220 3637903 0 20366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10045"/>
            <draw:equation draw:name="f7" draw:formula="?f4 / 3637903"/>
            <draw:equation draw:name="f8" draw:formula="0 * ?f5 / 2910045"/>
            <draw:equation draw:name="f9" draw:formula="0 * ?f4 / 3637903"/>
            <draw:equation draw:name="f10" draw:formula="2910045 * ?f5 / 2910045"/>
            <draw:equation draw:name="f11" draw:formula="3637903 * ?f4 / 3637903"/>
            <draw:equation draw:name="f12" draw:formula="2786220 * ?f5 / 2910045"/>
            <draw:equation draw:name="f13" draw:formula="20366 * ?f4 / 363790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0in" svg:y="3.11189in" svg:width="4.53837in" svg:height="4.38811in" draw:id="id118" draw:style-name="a543" draw:name="Freeform: Shape 43">
          <svg:title/>
          <svg:desc/>
          <draw:enhanced-geometry xmlns:dr3d="urn:oasis:names:tc:opendocument:xmlns:dr3d:1.0" draw:type="non-primitive" svg:viewBox="0 0 4149883 4012491" draw:enhanced-path="M 0 0 L 4149883 4012491 2910046 4012491 0 374587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49883"/>
            <draw:equation draw:name="f7" draw:formula="?f4 / 4012491"/>
            <draw:equation draw:name="f8" draw:formula="0 * ?f5 / 4149883"/>
            <draw:equation draw:name="f9" draw:formula="0 * ?f4 / 4012491"/>
            <draw:equation draw:name="f10" draw:formula="4149883 * ?f5 / 4149883"/>
            <draw:equation draw:name="f11" draw:formula="4012491 * ?f4 / 4012491"/>
            <draw:equation draw:name="f12" draw:formula="2910046 * ?f5 / 4149883"/>
            <draw:equation draw:name="f13" draw:formula="374587 * ?f4 / 401249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0in" svg:y="3.64437in" svg:width="2.97413in" svg:height="3.85563in" draw:id="id119" draw:style-name="a544" draw:name="Freeform: Shape 45">
          <svg:title/>
          <svg:desc/>
          <draw:enhanced-geometry xmlns:dr3d="urn:oasis:names:tc:opendocument:xmlns:dr3d:1.0" draw:type="non-primitive" svg:viewBox="0 0 2719546 3525590" draw:enhanced-path="M 0 0 L 2719546 3525590 1828959 3525590 0 623183 Z N" draw:text-areas="?f20 ?f22 ?f21 ?f23" draw:glue-points="?f14 ?f15 ?f16 ?f17 ?f18 ?f17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19546"/>
            <draw:equation draw:name="f7" draw:formula="?f4 / 3525590"/>
            <draw:equation draw:name="f8" draw:formula="0 * ?f5 / 2719546"/>
            <draw:equation draw:name="f9" draw:formula="0 * ?f4 / 3525590"/>
            <draw:equation draw:name="f10" draw:formula="2719546 * ?f5 / 2719546"/>
            <draw:equation draw:name="f11" draw:formula="3525590 * ?f4 / 3525590"/>
            <draw:equation draw:name="f12" draw:formula="1828959 * ?f5 / 2719546"/>
            <draw:equation draw:name="f13" draw:formula="623183 * ?f4 / 352559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20" presentation:style-name="a550" draw:name="Titre 1" svg:x="1.66667in" svg:y="0.70371in" svg:width="10in" svg:height="3.95767in" presentation:class="title" presentation:placeholder="false">
          <draw:text-box>
            <text:p text:style-name="a546" text:class-names="" text:cond-style-name=""><text:span text:style-name="a545" text:class-names=""/></text:p>
            <text:p text:style-name="a549" text:class-names="" text:cond-style-name=""><text:span text:style-name="a547" text:class-names=""> VALOMAT</text:span><text:span text:style-name="a548" text:class-names=""/></text:p>
          </draw:text-box>
          <svg:title/>
          <svg:desc/>
        </draw:frame>
      </draw:page>
      <draw:page draw:name="Slide2" draw:style-name="a552" draw:master-page-name="Master1-Layout2-obj-Title-and-Content" presentation:presentation-page-layout-name="Master1-PPL2" draw:id="Slide-257">
        <draw:frame draw:id="id121" presentation:style-name="a555" draw:name="Titre 1" svg:x="1.92553in" svg:y="0.75in" svg:width="10.65433in" svg:height="1.91667in" presentation:class="title" presentation:placeholder="false">
          <draw:text-box>
            <text:p text:style-name="a554" text:class-names="" text:cond-style-name=""><text:span text:style-name="a553" text:class-names="">Tables des matières</text:span></text:p>
          </draw:text-box>
          <svg:title/>
          <svg:desc/>
        </draw:frame>
        <draw:g draw:name="Espace réservé du contenu 2" draw:id="id137" draw:style-name="a591">
          <svg:title/>
          <svg:desc/>
          <draw:custom-shape svg:x="1.92553in" svg:y="2.94945in" svg:width="10.65433in" svg:height="0.56354in" draw:id="id122" draw:style-name="a55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3.07625in" svg:width="0.30995in" svg:height="0.30995in" draw:id="id123" draw:style-name="a558">
            <svg:title/>
            <svg:desc>Us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2.94945in" svg:width="10.00344in" svg:height="0.56354in" draw:id="id124" draw:style-name="a562">
            <svg:title/>
            <svg:desc/>
            <text:p text:style-name="a561" text:class-names="" text:cond-style-name=""><text:span text:style-name="a559" text:class-names="">Situation actuelle</text:span><text:span text:style-name="a560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3.65388in" svg:width="10.65433in" svg:height="0.56354in" draw:id="id125" draw:style-name="a56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3.78067in" svg:width="0.30995in" svg:height="0.30995in" draw:id="id126" draw:style-name="a565">
            <svg:title/>
            <svg:desc>Help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3.65388in" svg:width="10.00344in" svg:height="0.56354in" draw:id="id127" draw:style-name="a569">
            <svg:title/>
            <svg:desc/>
            <text:p text:style-name="a568" text:class-names="" text:cond-style-name=""><text:span text:style-name="a566" text:class-names="">Demande d'évolution</text:span><text:span text:style-name="a567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4.3583in" svg:width="10.65433in" svg:height="0.56354in" draw:id="id128" draw:style-name="a57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4.4851in" svg:width="0.30995in" svg:height="0.30995in" draw:id="id129" draw:style-name="a572">
            <svg:title/>
            <svg:desc>Coin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4.3583in" svg:width="10.00344in" svg:height="0.56354in" draw:id="id130" draw:style-name="a576">
            <svg:title/>
            <svg:desc/>
            <text:p text:style-name="a575" text:class-names="" text:cond-style-name=""><text:span text:style-name="a573" text:class-names="">Sources de revenus</text:span><text:span text:style-name="a574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5.06272in" svg:width="10.65433in" svg:height="0.56354in" draw:id="id131" draw:style-name="a57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5.18952in" svg:width="0.30995in" svg:height="0.30995in" draw:id="id132" draw:style-name="a579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5.06272in" svg:width="10.00344in" svg:height="0.56354in" draw:id="id133" draw:style-name="a583">
            <svg:title/>
            <svg:desc/>
            <text:p text:style-name="a582" text:class-names="" text:cond-style-name=""><text:span text:style-name="a580" text:class-names="">Conversions &amp; objectifs</text:span><text:span text:style-name="a581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5.76715in" svg:width="10.65433in" svg:height="0.56354in" draw:id="id134" draw:style-name="a58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5.89394in" svg:width="0.30995in" svg:height="0.30995in" draw:id="id135" draw:style-name="a586">
            <svg:title/>
            <svg:desc>Playboo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5.76715in" svg:width="10.00344in" svg:height="0.56354in" draw:id="id136" draw:style-name="a590">
            <svg:title/>
            <svg:desc/>
            <text:p text:style-name="a589" text:class-names="" text:cond-style-name=""><text:span text:style-name="a587" text:class-names="">Stratégies </text:span><text:span text:style-name="a588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" draw:style-name="a593" draw:master-page-name="Master1-Layout2-obj-Title-and-Content" presentation:presentation-page-layout-name="Master1-PPL2" draw:id="Slide-259">
        <draw:frame draw:id="id138" presentation:style-name="a596" draw:name="Titre 1" svg:x="1.92553in" svg:y="0.75in" svg:width="10.65433in" svg:height="1.91667in" presentation:class="title" presentation:placeholder="false">
          <draw:text-box>
            <text:p text:style-name="a595" text:class-names="" text:cond-style-name=""><text:span text:style-name="a594" text:class-names="">Situation actuelle</text:span></text:p>
          </draw:text-box>
          <svg:title/>
          <svg:desc/>
        </draw:frame>
        <draw:g draw:name="Espace réservé du contenu 2" draw:id="id148" draw:style-name="a618">
          <svg:title/>
          <svg:desc/>
          <draw:custom-shape svg:x="1.66786in" svg:y="3.83678in" svg:width="0.98157in" svg:height="0.98157in" draw:id="id139" draw:style-name="a59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87399in" svg:y="4.04291in" svg:width="0.56931in" svg:height="0.56931in" draw:id="id140" draw:style-name="a599">
            <svg:title/>
            <svg:desc>Airplan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5977in" svg:y="3.83678in" svg:width="2.31371in" svg:height="0.98157in" draw:id="id141" draw:style-name="a603">
            <svg:title/>
            <svg:desc/>
            <text:p text:style-name="a602" text:class-names="" text:cond-style-name=""><text:span text:style-name="a600" text:class-names="">Plateforme d’achat revente de métal pour l’industrie aéronautique mis en place il y'a un an</text:span><text:span text:style-name="a601" text:class-names=""/></text:p>
            <draw:enhanced-geometry xmlns:dr3d="urn:oasis:names:tc:opendocument:xmlns:dr3d:1.0" draw:type="non-primitive" svg:viewBox="0 0 2115660 897552" draw:enhanced-path="M 0 0 L 2115660 0 2115660 897552 0 8975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5660"/>
              <draw:equation draw:name="f7" draw:formula="?f4 / 897552"/>
              <draw:equation draw:name="f8" draw:formula="0 * ?f5 / 2115660"/>
              <draw:equation draw:name="f9" draw:formula="0 * ?f4 / 897552"/>
              <draw:equation draw:name="f10" draw:formula="2115660 * ?f5 / 2115660"/>
              <draw:equation draw:name="f11" draw:formula="897552 * ?f4 / 8975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7663in" svg:y="3.83678in" svg:width="0.98157in" svg:height="0.98157in" draw:id="id142" draw:style-name="a60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78277in" svg:y="4.04291in" svg:width="0.56931in" svg:height="0.56931in" draw:id="id143" draw:style-name="a606">
            <svg:title/>
            <svg:desc>Bulldoz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6855in" svg:y="3.83678in" svg:width="2.31371in" svg:height="0.98157in" draw:id="id144" draw:style-name="a610">
            <svg:title/>
            <svg:desc/>
            <text:p text:style-name="a609" text:class-names="" text:cond-style-name=""><text:span text:style-name="a607" text:class-names="">Vise les industriels de l'aéronautique </text:span><text:span text:style-name="a608" text:class-names=""/></text:p>
            <draw:enhanced-geometry xmlns:dr3d="urn:oasis:names:tc:opendocument:xmlns:dr3d:1.0" draw:type="non-primitive" svg:viewBox="0 0 2115660 897552" draw:enhanced-path="M 0 0 L 2115660 0 2115660 897552 0 8975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5660"/>
              <draw:equation draw:name="f7" draw:formula="?f4 / 897552"/>
              <draw:equation draw:name="f8" draw:formula="0 * ?f5 / 2115660"/>
              <draw:equation draw:name="f9" draw:formula="0 * ?f4 / 897552"/>
              <draw:equation draw:name="f10" draw:formula="2115660 * ?f5 / 2115660"/>
              <draw:equation draw:name="f11" draw:formula="897552 * ?f4 / 8975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48541in" svg:y="3.83678in" svg:width="0.98157in" svg:height="0.98157in" draw:id="id145" draw:style-name="a61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69154in" svg:y="4.04291in" svg:width="0.56931in" svg:height="0.56931in" draw:id="id146" draw:style-name="a613">
            <svg:title/>
            <svg:desc>Ho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67732in" svg:y="3.83678in" svg:width="2.31371in" svg:height="0.98157in" draw:id="id147" draw:style-name="a617">
            <svg:title/>
            <svg:desc/>
            <text:p text:style-name="a616" text:class-names="" text:cond-style-name=""><text:span text:style-name="a614" text:class-names="">Landing page conçu avec strikingly</text:span><text:span text:style-name="a615" text:class-names=""/></text:p>
            <draw:enhanced-geometry xmlns:dr3d="urn:oasis:names:tc:opendocument:xmlns:dr3d:1.0" draw:type="non-primitive" svg:viewBox="0 0 2115660 897552" draw:enhanced-path="M 0 0 L 2115660 0 2115660 897552 0 8975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5660"/>
              <draw:equation draw:name="f7" draw:formula="?f4 / 897552"/>
              <draw:equation draw:name="f8" draw:formula="0 * ?f5 / 2115660"/>
              <draw:equation draw:name="f9" draw:formula="0 * ?f4 / 897552"/>
              <draw:equation draw:name="f10" draw:formula="2115660 * ?f5 / 2115660"/>
              <draw:equation draw:name="f11" draw:formula="897552 * ?f4 / 8975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6" draw:style-name="a620" draw:master-page-name="Master1-Layout2-obj-Title-and-Content" presentation:presentation-page-layout-name="Master1-PPL2" draw:id="Slide-261">
        <draw:frame draw:id="id149" presentation:style-name="a623" draw:name="Titre 1" svg:x="1.92553in" svg:y="0.75in" svg:width="10.65433in" svg:height="1.91667in" presentation:class="title" presentation:placeholder="false">
          <draw:text-box>
            <text:p text:style-name="a622" text:class-names="" text:cond-style-name=""><text:span text:style-name="a621" text:class-names="">Demande d'évolution</text:span></text:p>
          </draw:text-box>
          <svg:title/>
          <svg:desc/>
        </draw:frame>
        <draw:g draw:name="Espace réservé du contenu 2" draw:id="id165" draw:style-name="a659">
          <svg:title/>
          <svg:desc/>
          <draw:custom-shape svg:x="1.92553in" svg:y="2.94945in" svg:width="10.65433in" svg:height="0.56354in" draw:id="id150" draw:style-name="a62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3.07625in" svg:width="0.30995in" svg:height="0.30995in" draw:id="id151" draw:style-name="a626">
            <svg:title/>
            <svg:desc>Magnifying glas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2.94945in" svg:width="10.00344in" svg:height="0.56354in" draw:id="id152" draw:style-name="a630">
            <svg:title/>
            <svg:desc/>
            <text:p text:style-name="a629" text:class-names="" text:cond-style-name=""><text:span text:style-name="a627" text:class-names="">Exposer ergonomiquement la totalité du catalogue produit</text:span><text:span text:style-name="a628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3.65388in" svg:width="10.65433in" svg:height="0.56354in" draw:id="id153" draw:style-name="a631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3.78067in" svg:width="0.30995in" svg:height="0.30995in" draw:id="id154" draw:style-name="a633">
            <svg:title/>
            <svg:desc>Kios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3.65388in" svg:width="10.00344in" svg:height="0.56354in" draw:id="id155" draw:style-name="a637">
            <svg:title/>
            <svg:desc/>
            <text:p text:style-name="a636" text:class-names="" text:cond-style-name=""><text:span text:style-name="a634" text:class-names="">Création d'un espace vendeur</text:span><text:span text:style-name="a635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4.3583in" svg:width="10.65433in" svg:height="0.56354in" draw:id="id156" draw:style-name="a63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4.4851in" svg:width="0.30995in" svg:height="0.30995in" draw:id="id157" draw:style-name="a640">
            <svg:title/>
            <svg:desc>Databas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4.3583in" svg:width="10.00344in" svg:height="0.56354in" draw:id="id158" draw:style-name="a644">
            <svg:title/>
            <svg:desc/>
            <text:p text:style-name="a643" text:class-names="" text:cond-style-name=""><text:span text:style-name="a641" text:class-names="">Création d'un algorithme de matching</text:span><text:span text:style-name="a642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5.06272in" svg:width="10.65433in" svg:height="0.56354in" draw:id="id159" draw:style-name="a64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5.18952in" svg:width="0.30995in" svg:height="0.30995in" draw:id="id160" draw:style-name="a647">
            <svg:title/>
            <svg:desc>Us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5.06272in" svg:width="10.00344in" svg:height="0.56354in" draw:id="id161" draw:style-name="a651">
            <svg:title/>
            <svg:desc/>
            <text:p text:style-name="a650" text:class-names="" text:cond-style-name=""><text:span text:style-name="a648" text:class-names="">Création d'un espace acheteur</text:span><text:span text:style-name="a649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5.76715in" svg:width="10.65433in" svg:height="0.56354in" draw:id="id162" draw:style-name="a65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096in" svg:y="5.89394in" svg:width="0.30995in" svg:height="0.30995in" draw:id="id163" draw:style-name="a654">
            <svg:title/>
            <svg:desc>WeightsUneve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7642in" svg:y="5.76715in" svg:width="10.00344in" svg:height="0.56354in" draw:id="id164" draw:style-name="a658">
            <svg:title/>
            <svg:desc/>
            <text:p text:style-name="a657" text:class-names="" text:cond-style-name=""><text:span text:style-name="a655" text:class-names="">Intégration de la landing page actuelle sur la futur solution Symfony</text:span><text:span text:style-name="a656" text:class-names=""/></text:p>
            <draw:enhanced-geometry xmlns:dr3d="urn:oasis:names:tc:opendocument:xmlns:dr3d:1.0" draw:type="non-primitive" svg:viewBox="0 0 9147147 515299" draw:enhanced-path="M 0 0 L 9147147 0 9147147 515299 0 51529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7147"/>
              <draw:equation draw:name="f7" draw:formula="?f4 / 515299"/>
              <draw:equation draw:name="f8" draw:formula="0 * ?f5 / 9147147"/>
              <draw:equation draw:name="f9" draw:formula="0 * ?f4 / 515299"/>
              <draw:equation draw:name="f10" draw:formula="9147147 * ?f5 / 9147147"/>
              <draw:equation draw:name="f11" draw:formula="515299 * ?f4 / 51529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9" draw:style-name="a661" draw:master-page-name="Master1-Layout2-obj-Title-and-Content" presentation:presentation-page-layout-name="Master1-PPL2" draw:id="Slide-264">
        <draw:frame draw:id="id166" presentation:style-name="a664" draw:name="Titre 1" svg:x="1.92553in" svg:y="0.75in" svg:width="10.65433in" svg:height="1.91667in" presentation:class="title" presentation:placeholder="false">
          <draw:text-box>
            <text:p text:style-name="a663" text:class-names="" text:cond-style-name=""><text:span text:style-name="a662" text:class-names="">Sources de revenus</text:span></text:p>
          </draw:text-box>
          <svg:title/>
          <svg:desc/>
        </draw:frame>
        <draw:g draw:name="Espace réservé du contenu 2" draw:id="id173" draw:style-name="a679">
          <svg:title/>
          <svg:desc/>
          <draw:custom-shape svg:x="1.92553in" svg:y="3.49712in" svg:width="10.65433in" svg:height="1.01596in" draw:id="id167" draw:style-name="a66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23286in" svg:y="3.72571in" svg:width="0.55878in" svg:height="0.55878in" draw:id="id168" draw:style-name="a667">
            <svg:title/>
            <svg:desc>Bitcoi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9896in" svg:y="3.49712in" svg:width="9.4809in" svg:height="1.01596in" draw:id="id169" draw:style-name="a671">
            <svg:title/>
            <svg:desc/>
            <text:p text:style-name="a670" text:class-names="" text:cond-style-name=""><text:span text:style-name="a668" text:class-names="">La commission. </text:span><text:span text:style-name="a669" text:class-names=""/></text:p>
            <draw:enhanced-geometry xmlns:dr3d="urn:oasis:names:tc:opendocument:xmlns:dr3d:1.0" draw:type="non-primitive" svg:viewBox="0 0 8669333 928991" draw:enhanced-path="M 0 0 L 8669333 0 8669333 928991 0 92899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9333"/>
              <draw:equation draw:name="f7" draw:formula="?f4 / 928991"/>
              <draw:equation draw:name="f8" draw:formula="0 * ?f5 / 8669333"/>
              <draw:equation draw:name="f9" draw:formula="0 * ?f4 / 928991"/>
              <draw:equation draw:name="f10" draw:formula="8669333 * ?f5 / 8669333"/>
              <draw:equation draw:name="f11" draw:formula="928991 * ?f4 / 92899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2553in" svg:y="4.76706in" svg:width="10.65433in" svg:height="1.01596in" draw:id="id170" draw:style-name="a67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23286in" svg:y="4.99566in" svg:width="0.55878in" svg:height="0.55878in" draw:id="id171" draw:style-name="a674">
            <svg:title/>
            <svg:desc>Kios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9896in" svg:y="4.76706in" svg:width="9.4809in" svg:height="1.01596in" draw:id="id172" draw:style-name="a678">
            <svg:title/>
            <svg:desc/>
            <text:p text:style-name="a677" text:class-names="" text:cond-style-name=""><text:span text:style-name="a675" text:class-names="">En effet, Valomat met en relation des vendeurs et des acheteurs et s’occupe du transport via une société auxiliaire sans jamais toucher directement la marchandise</text:span><text:span text:style-name="a676" text:class-names=""/></text:p>
            <draw:enhanced-geometry xmlns:dr3d="urn:oasis:names:tc:opendocument:xmlns:dr3d:1.0" draw:type="non-primitive" svg:viewBox="0 0 8669333 928991" draw:enhanced-path="M 0 0 L 8669333 0 8669333 928991 0 92899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9333"/>
              <draw:equation draw:name="f7" draw:formula="?f4 / 928991"/>
              <draw:equation draw:name="f8" draw:formula="0 * ?f5 / 8669333"/>
              <draw:equation draw:name="f9" draw:formula="0 * ?f4 / 928991"/>
              <draw:equation draw:name="f10" draw:formula="8669333 * ?f5 / 8669333"/>
              <draw:equation draw:name="f11" draw:formula="928991 * ?f4 / 92899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0" draw:style-name="a681" draw:master-page-name="Master1-Layout2-obj-Title-and-Content" presentation:presentation-page-layout-name="Master1-PPL2" draw:id="Slide-265">
        <draw:frame draw:id="id174" presentation:style-name="a684" draw:name="Titre 1" svg:x="1.92553in" svg:y="0.75in" svg:width="10.65433in" svg:height="1.91667in" presentation:class="title" presentation:placeholder="false">
          <draw:text-box>
            <text:p text:style-name="a683" text:class-names="" text:cond-style-name=""><text:span text:style-name="a682" text:class-names="">Conversions &amp; Objectifs</text:span></text:p>
          </draw:text-box>
          <svg:title/>
          <svg:desc/>
        </draw:frame>
        <draw:g draw:name="Espace réservé du contenu 2" draw:id="id187" draw:style-name="a713">
          <svg:title/>
          <svg:desc/>
          <draw:custom-shape svg:x="2.01438in" svg:y="2.96524in" svg:width="1.38698in" svg:height="1.38698in" draw:id="id175" draw:style-name="a68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30564in" svg:y="3.2565in" svg:width="0.80445in" svg:height="0.80445in" draw:id="id176" draw:style-name="a687">
            <svg:title/>
            <svg:desc>Lightbulb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9856in" svg:y="2.96524in" svg:width="3.26931in" svg:height="1.38698in" draw:id="id177" draw:style-name="a691">
            <svg:title/>
            <svg:desc/>
            <text:p text:style-name="a690" text:class-names="" text:cond-style-name=""><text:span text:style-name="a688" text:class-names="">Proposer une page captivante et facile d’accès afin d’amener l’utilisateur à visualiser une fiche produit</text:span><text:span text:style-name="a689" text:class-names=""/></text:p>
            <draw:enhanced-geometry xmlns:dr3d="urn:oasis:names:tc:opendocument:xmlns:dr3d:1.0" draw:type="non-primitive" svg:viewBox="0 0 2989453 1268252" draw:enhanced-path="M 0 0 L 2989453 0 2989453 1268252 0 12682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9453"/>
              <draw:equation draw:name="f7" draw:formula="?f4 / 1268252"/>
              <draw:equation draw:name="f8" draw:formula="0 * ?f5 / 2989453"/>
              <draw:equation draw:name="f9" draw:formula="0 * ?f4 / 1268252"/>
              <draw:equation draw:name="f10" draw:formula="2989453 * ?f5 / 2989453"/>
              <draw:equation draw:name="f11" draw:formula="1268252 * ?f4 / 12682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3752in" svg:y="2.96524in" svg:width="1.38698in" svg:height="1.38698in" draw:id="id178" draw:style-name="a69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82879in" svg:y="3.2565in" svg:width="0.80445in" svg:height="0.80445in" draw:id="id179" draw:style-name="a694">
            <svg:title/>
            <svg:desc>Quote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2171in" svg:y="2.96524in" svg:width="3.26931in" svg:height="1.38698in" draw:id="id180" draw:style-name="a698">
            <svg:title/>
            <svg:desc/>
            <text:p text:style-name="a697" text:class-names="" text:cond-style-name=""><text:span text:style-name="a695" text:class-names="">Remplissage du formulaire d’achat du produit et l’envoi du devis à partir de la fiche produit.</text:span><text:span text:style-name="a696" text:class-names=""/></text:p>
            <draw:enhanced-geometry xmlns:dr3d="urn:oasis:names:tc:opendocument:xmlns:dr3d:1.0" draw:type="non-primitive" svg:viewBox="0 0 2989453 1268252" draw:enhanced-path="M 0 0 L 2989453 0 2989453 1268252 0 12682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9453"/>
              <draw:equation draw:name="f7" draw:formula="?f4 / 1268252"/>
              <draw:equation draw:name="f8" draw:formula="0 * ?f5 / 2989453"/>
              <draw:equation draw:name="f9" draw:formula="0 * ?f4 / 1268252"/>
              <draw:equation draw:name="f10" draw:formula="2989453 * ?f5 / 2989453"/>
              <draw:equation draw:name="f11" draw:formula="1268252 * ?f4 / 12682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01438in" svg:y="4.92793in" svg:width="1.38698in" svg:height="1.38698in" draw:id="id181" draw:style-name="a69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30564in" svg:y="5.21919in" svg:width="0.80445in" svg:height="0.80445in" draw:id="id182" draw:style-name="a701">
            <svg:title/>
            <svg:desc>Zoom I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9856in" svg:y="4.92793in" svg:width="3.26931in" svg:height="1.38698in" draw:id="id183" draw:style-name="a705">
            <svg:title/>
            <svg:desc/>
            <text:p text:style-name="a704" text:class-names="" text:cond-style-name=""><text:span text:style-name="a702" text:class-names="">Utilisation optimale de la zone de recherche afin de guider l’utilisateur<text:s text:c="1"/></text:span><text:span text:style-name="a703" text:class-names=""/></text:p>
            <draw:enhanced-geometry xmlns:dr3d="urn:oasis:names:tc:opendocument:xmlns:dr3d:1.0" draw:type="non-primitive" svg:viewBox="0 0 2989453 1268252" draw:enhanced-path="M 0 0 L 2989453 0 2989453 1268252 0 12682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9453"/>
              <draw:equation draw:name="f7" draw:formula="?f4 / 1268252"/>
              <draw:equation draw:name="f8" draw:formula="0 * ?f5 / 2989453"/>
              <draw:equation draw:name="f9" draw:formula="0 * ?f4 / 1268252"/>
              <draw:equation draw:name="f10" draw:formula="2989453 * ?f5 / 2989453"/>
              <draw:equation draw:name="f11" draw:formula="1268252 * ?f4 / 12682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3752in" svg:y="4.92793in" svg:width="1.38698in" svg:height="1.38698in" draw:id="id184" draw:style-name="a70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82879in" svg:y="5.21919in" svg:width="0.80445in" svg:height="0.80445in" draw:id="id185" draw:style-name="a708">
            <svg:title/>
            <svg:desc>Kios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2171in" svg:y="4.92793in" svg:width="3.26931in" svg:height="1.38698in" draw:id="id186" draw:style-name="a712">
            <svg:title/>
            <svg:desc/>
            <text:p text:style-name="a711" text:class-names="" text:cond-style-name=""><text:span text:style-name="a709" text:class-names="">Espace acheteur et vendeur ergonomique et simple d’utilisation<text:s text:c="1"/></text:span><text:span text:style-name="a710" text:class-names=""/></text:p>
            <draw:enhanced-geometry xmlns:dr3d="urn:oasis:names:tc:opendocument:xmlns:dr3d:1.0" draw:type="non-primitive" svg:viewBox="0 0 2989453 1268252" draw:enhanced-path="M 0 0 L 2989453 0 2989453 1268252 0 12682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9453"/>
              <draw:equation draw:name="f7" draw:formula="?f4 / 1268252"/>
              <draw:equation draw:name="f8" draw:formula="0 * ?f5 / 2989453"/>
              <draw:equation draw:name="f9" draw:formula="0 * ?f4 / 1268252"/>
              <draw:equation draw:name="f10" draw:formula="2989453 * ?f5 / 2989453"/>
              <draw:equation draw:name="f11" draw:formula="1268252 * ?f4 / 12682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11" draw:style-name="a715" draw:master-page-name="Master1-Layout2-obj-Title-and-Content" presentation:presentation-page-layout-name="Master1-PPL2" draw:id="Slide-266">
        <draw:frame draw:id="id188" presentation:style-name="a718" draw:name="Titre 1" svg:x="1.92553in" svg:y="0.75in" svg:width="10.65433in" svg:height="1.91667in" presentation:class="title" presentation:placeholder="false">
          <draw:text-box>
            <text:p text:style-name="a717" text:class-names="" text:cond-style-name=""><text:span text:style-name="a716" text:class-names="">Stratégies</text:span></text:p>
          </draw:text-box>
          <svg:title/>
          <svg:desc/>
        </draw:frame>
        <draw:g draw:name="Espace réservé du contenu 2" draw:id="id198" draw:style-name="a740">
          <svg:title/>
          <svg:desc/>
          <draw:custom-shape svg:x="1.66016in" svg:y="3.86949in" svg:width="0.98196in" svg:height="0.98196in" draw:id="id189" draw:style-name="a7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86637in" svg:y="4.0757in" svg:width="0.56954in" svg:height="0.56954in" draw:id="id190" draw:style-name="a721">
            <svg:title/>
            <svg:desc>Flow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5254in" svg:y="3.86949in" svg:width="2.31462in" svg:height="0.98196in" draw:id="id191" draw:style-name="a725">
            <svg:title/>
            <svg:desc/>
            <text:p text:style-name="a724" text:class-names="" text:cond-style-name=""><text:span text:style-name="a722" text:class-names="">Mise en place d’une charte graphique pour le catalogue</text:span><text:span text:style-name="a723" text:class-names=""/></text:p>
            <draw:enhanced-geometry xmlns:dr3d="urn:oasis:names:tc:opendocument:xmlns:dr3d:1.0" draw:type="non-primitive" svg:viewBox="0 0 2116487 897903" draw:enhanced-path="M 0 0 L 2116487 0 2116487 897903 0 897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6487"/>
              <draw:equation draw:name="f7" draw:formula="?f4 / 897903"/>
              <draw:equation draw:name="f8" draw:formula="0 * ?f5 / 2116487"/>
              <draw:equation draw:name="f9" draw:formula="0 * ?f4 / 897903"/>
              <draw:equation draw:name="f10" draw:formula="2116487 * ?f5 / 2116487"/>
              <draw:equation draw:name="f11" draw:formula="897903 * ?f4 / 897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7047in" svg:y="3.86949in" svg:width="0.98196in" svg:height="0.98196in" draw:id="id192" draw:style-name="a7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77668in" svg:y="4.0757in" svg:width="0.56954in" svg:height="0.56954in" draw:id="id193" draw:style-name="a728">
            <svg:title/>
            <svg:desc>Box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6285in" svg:y="3.86949in" svg:width="2.31462in" svg:height="0.98196in" draw:id="id194" draw:style-name="a732">
            <svg:title/>
            <svg:desc/>
            <text:p text:style-name="a731" text:class-names="" text:cond-style-name=""><text:span text:style-name="a729" text:class-names="">Envisager un envoi d’emails aux potentiels acheteurs lorsqu’un produit est disponible</text:span><text:span text:style-name="a730" text:class-names=""/></text:p>
            <draw:enhanced-geometry xmlns:dr3d="urn:oasis:names:tc:opendocument:xmlns:dr3d:1.0" draw:type="non-primitive" svg:viewBox="0 0 2116487 897903" draw:enhanced-path="M 0 0 L 2116487 0 2116487 897903 0 897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6487"/>
              <draw:equation draw:name="f7" draw:formula="?f4 / 897903"/>
              <draw:equation draw:name="f8" draw:formula="0 * ?f5 / 2116487"/>
              <draw:equation draw:name="f9" draw:formula="0 * ?f4 / 897903"/>
              <draw:equation draw:name="f10" draw:formula="2116487 * ?f5 / 2116487"/>
              <draw:equation draw:name="f11" draw:formula="897903 * ?f4 / 897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48077in" svg:y="3.86949in" svg:width="0.98196in" svg:height="0.98196in" draw:id="id195" draw:style-name="a7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68698in" svg:y="4.0757in" svg:width="0.56954in" svg:height="0.56954in" draw:id="id196" draw:style-name="a735">
            <svg:title/>
            <svg:desc>Bitcoi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67315in" svg:y="3.86949in" svg:width="2.31462in" svg:height="0.98196in" draw:id="id197" draw:style-name="a739">
            <svg:title/>
            <svg:desc/>
            <text:p text:style-name="a738" text:class-names="" text:cond-style-name=""><text:span text:style-name="a736" text:class-names="">La sponsorisation de Valomat, qui serai bénéfique pour les deux parties</text:span><text:span text:style-name="a737" text:class-names=""/></text:p>
            <draw:enhanced-geometry xmlns:dr3d="urn:oasis:names:tc:opendocument:xmlns:dr3d:1.0" draw:type="non-primitive" svg:viewBox="0 0 2116487 897903" draw:enhanced-path="M 0 0 L 2116487 0 2116487 897903 0 89790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16487"/>
              <draw:equation draw:name="f7" draw:formula="?f4 / 897903"/>
              <draw:equation draw:name="f8" draw:formula="0 * ?f5 / 2116487"/>
              <draw:equation draw:name="f9" draw:formula="0 * ?f4 / 897903"/>
              <draw:equation draw:name="f10" draw:formula="2116487 * ?f5 / 2116487"/>
              <draw:equation draw:name="f11" draw:formula="897903 * ?f4 / 89790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gradient draw:name="a714" draw:style="linear" draw:angle="0" draw:start-color="#e9eaeb" draw:end-color="#a4a7a8" draw:start-intensity="100%" draw:end-intensity="100%"/>
    <draw:gradient draw:name="a619" draw:style="linear" draw:angle="0" draw:start-color="#e9eaeb" draw:end-color="#a4a7a8" draw:start-intensity="100%" draw:end-intensity="100%"/>
    <draw:gradient draw:name="a551" draw:style="linear" draw:angle="0" draw:start-color="#e9eaeb" draw:end-color="#a4a7a8" draw:start-intensity="100%" draw:end-intensity="100%"/>
    <draw:gradient draw:name="a592" draw:style="linear" draw:angle="0" draw:start-color="#e9eaeb" draw:end-color="#a4a7a8" draw:start-intensity="100%" draw:end-intensity="100%"/>
    <draw:gradient draw:name="a660" draw:style="linear" draw:angle="0" draw:start-color="#e9eaeb" draw:end-color="#a4a7a8" draw:start-intensity="100%" draw:end-intensity="100%"/>
    <draw:gradient draw:name="a680" draw:style="linear" draw:angle="0" draw:start-color="#e9eaeb" draw:end-color="#a4a7a8" draw:start-intensity="100%" draw:end-intensity="100%"/>
    <draw:fill-image draw:name="a686" xlink:href="media/image1.svg" xlink:show="embed" xlink:actuate="onLoad"/>
    <draw:fill-image draw:name="a39" xlink:href="media/image2.png" xlink:show="embed" xlink:actuate="onLoad"/>
    <draw:fill-image draw:name="a700" xlink:href="media/image3.svg" xlink:show="embed" xlink:actuate="onLoad"/>
    <draw:fill-image draw:name="a225" xlink:href="media/image2.png" xlink:show="embed" xlink:actuate="onLoad"/>
    <draw:fill-image draw:name="a632" xlink:href="media/image4.svg" xlink:show="embed" xlink:actuate="onLoad"/>
    <draw:fill-image draw:name="a119" xlink:href="media/image2.png" xlink:show="embed" xlink:actuate="onLoad"/>
    <draw:fill-image draw:name="a564" xlink:href="media/image5.svg" xlink:show="embed" xlink:actuate="onLoad"/>
    <draw:fill-image draw:name="a673" xlink:href="media/image4.svg" xlink:show="embed" xlink:actuate="onLoad"/>
    <draw:fill-image draw:name="a707" xlink:href="media/image6.svg" xlink:show="embed" xlink:actuate="onLoad"/>
    <draw:fill-image draw:name="a639" xlink:href="media/image7.svg" xlink:show="embed" xlink:actuate="onLoad"/>
    <draw:fill-image draw:name="a65" xlink:href="media/image2.png" xlink:show="embed" xlink:actuate="onLoad"/>
    <draw:fill-image draw:name="a445" xlink:href="media/image2.png" xlink:show="embed" xlink:actuate="onLoad"/>
    <draw:fill-image draw:name="a625" xlink:href="media/image8.svg" xlink:show="embed" xlink:actuate="onLoad"/>
    <draw:fill-image draw:name="a293" xlink:href="media/image2.png" xlink:show="embed" xlink:actuate="onLoad"/>
    <draw:fill-image draw:name="a557" xlink:href="media/image9.svg" xlink:show="embed" xlink:actuate="onLoad"/>
    <draw:fill-image draw:name="a256" xlink:href="media/image2.png" xlink:show="embed" xlink:actuate="onLoad"/>
    <draw:fill-image draw:name="a362" xlink:href="media/image2.png" xlink:show="embed" xlink:actuate="onLoad"/>
    <draw:fill-image draw:name="a470" xlink:href="media/image2.png" xlink:show="embed" xlink:actuate="onLoad"/>
    <draw:fill-image draw:name="a734" xlink:href="media/image10.svg" xlink:show="embed" xlink:actuate="onLoad"/>
    <draw:fill-image draw:name="a503" xlink:href="media/image2.png" xlink:show="embed" xlink:actuate="onLoad"/>
    <draw:fill-image draw:name="a666" xlink:href="media/image11.svg" xlink:show="embed" xlink:actuate="onLoad"/>
    <draw:fill-image draw:name="a598" xlink:href="media/image12.svg" xlink:show="embed" xlink:actuate="onLoad"/>
    <draw:fill-image draw:name="a242" xlink:href="media/image2.png" xlink:show="embed" xlink:actuate="onLoad"/>
    <draw:fill-image draw:name="a612" xlink:href="media/image13.svg" xlink:show="embed" xlink:actuate="onLoad"/>
    <draw:fill-image draw:name="a0" xlink:href="media/image2.png" xlink:show="embed" xlink:actuate="onLoad"/>
    <draw:fill-image draw:name="a720" xlink:href="media/image14.svg" xlink:show="embed" xlink:actuate="onLoad"/>
    <draw:fill-image draw:name="a98" xlink:href="media/image2.png" xlink:show="embed" xlink:actuate="onLoad"/>
    <draw:fill-image draw:name="a653" xlink:href="media/image15.svg" xlink:show="embed" xlink:actuate="onLoad"/>
    <draw:fill-image draw:name="a585" xlink:href="media/image16.svg" xlink:show="embed" xlink:actuate="onLoad"/>
    <draw:fill-image draw:name="a317" xlink:href="media/image2.png" xlink:show="embed" xlink:actuate="onLoad"/>
    <draw:fill-image draw:name="a693" xlink:href="media/image17.svg" xlink:show="embed" xlink:actuate="onLoad"/>
    <draw:fill-image draw:name="a393" xlink:href="media/image2.png" xlink:show="embed" xlink:actuate="onLoad"/>
    <draw:fill-image draw:name="a727" xlink:href="media/image18.svg" xlink:show="embed" xlink:actuate="onLoad"/>
    <draw:fill-image draw:name="a571" xlink:href="media/image19.svg" xlink:show="embed" xlink:actuate="onLoad"/>
    <draw:fill-image draw:name="a341" xlink:href="media/image2.png" xlink:show="embed" xlink:actuate="onLoad"/>
    <draw:fill-image draw:name="a605" xlink:href="media/image20.svg" xlink:show="embed" xlink:actuate="onLoad"/>
    <draw:fill-image draw:name="a536" xlink:href="media/image2.png" xlink:show="embed" xlink:actuate="onLoad"/>
    <draw:fill-image draw:name="a168" xlink:href="media/image2.png" xlink:show="embed" xlink:actuate="onLoad"/>
    <draw:fill-image draw:name="a414" xlink:href="media/image2.png" xlink:show="embed" xlink:actuate="onLoad"/>
    <draw:fill-image draw:name="a646" xlink:href="media/image21.svg" xlink:show="embed" xlink:actuate="onLoad"/>
    <draw:fill-image draw:name="a578" xlink:href="media/image22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bitmap" draw:fill-image-name="a3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bitmap" draw:fill-image-name="a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bitmap" draw:fill-image-name="a2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bitmap" draw:fill-image-name="a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bitmap" draw:fill-image-name="a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bitmap" draw:fill-image-name="a3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bitmap" draw:fill-image-name="a3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bitmap" draw:fill-image-name="a5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10.64376in" svg:y="6.43403in" svg:width="1.2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10/17/2019</text:date></text:span><text:span text:style-name="a23" text:class-names=""/></text:p>
        </draw:text-box>
        <svg:title/>
        <svg:desc/>
      </draw:frame>
      <draw:frame draw:id="id4" presentation:style-name="a28" draw:name="Footer Placeholder 4" svg:x="2.81308in" svg:y="6.43403in" svg:width="7.7473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N°›</text:page-number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3" draw:name="Title 1" svg:x="3.20254in" svg:y="1.50926in" svg:width="9.37732in" svg:height="2.86111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4" presentation:style-name="a46" draw:name="Subtitle 2" svg:x="4.93808in" svg:y="4.37037in" svg:width="7.64178in" svg:height="1.51852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5" presentation:style-name="a51" draw:name="Date Placeholder 3" svg:x="10.64376in" svg:y="6.43403in" svg:width="1.25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0/17/2019</text:date></text:span><text:span text:style-name="a49" text:class-names=""/></text:p>
        </draw:text-box>
        <svg:title/>
        <svg:desc/>
      </draw:frame>
      <draw:frame draw:id="id16" presentation:style-name="a54" draw:name="Footer Placeholder 4" svg:x="5.8316in" svg:y="6.43403in" svg:width="4.72883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N°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66">
      <draw:frame draw:id="id24" draw:layer="Master1-bg" presentation:style-name="a69" draw:name="Title 1" svg:x="1.62326in" svg:y="0.75in" svg:width="10.9566in" svg:height="1.91667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25" presentation:style-name="a85" draw:name="Content Placeholder 2" svg:x="1.62326in" svg:y="2.91667in" svg:width="10.9566in" svg:height="3.41667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90" draw:name="Date Placeholder 3" svg:x="10.64376in" svg:y="6.43403in" svg:width="1.25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10/17/2019</text:date></text:span><text:span text:style-name="a88" text:class-names=""/></text:p>
        </draw:text-box>
        <svg:title/>
        <svg:desc/>
      </draw:frame>
      <draw:frame draw:id="id27" presentation:style-name="a93" draw:name="Footer Placeholder 4" svg:x="2.81308in" svg:y="6.43403in" svg:width="7.7473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8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N°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frame draw:id="id29" draw:layer="Master1-bg" presentation:style-name="a102" draw:name="Title 1" svg:x="2.81308in" svg:y="2.91667in" svg:width="9.76678in" svg:height="2.3079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0" presentation:style-name="a106" draw:name="Text Placeholder 2" svg:x="2.81308in" svg:y="5.22461in" svg:width="9.76678in" svg:height="0.94094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</draw:text-box>
        <svg:title/>
        <svg:desc/>
      </draw:frame>
      <draw:frame draw:id="id31" presentation:style-name="a111" draw:name="Date Placeholder 3" svg:x="10.64376in" svg:y="6.43403in" svg:width="1.25in" svg:height="0.39931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10/17/2019</text:date></text:span><text:span text:style-name="a109" text:class-names=""/></text:p>
        </draw:text-box>
        <svg:title/>
        <svg:desc/>
      </draw:frame>
      <draw:frame draw:id="id32" presentation:style-name="a114" draw:name="Footer Placeholder 4" svg:x="2.81308in" svg:y="6.43403in" svg:width="7.7473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33" presentation:style-name="a118" draw:name="Slide Number Placeholder 5" svg:x="11.9771in" svg:y="6.43403in" svg:width="0.60276in" svg:height="0.39931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N°›</text:page-number></text:span><text:span text:style-name="a116" text:class-names=""/></text:p>
        </draw:text-box>
        <svg:title/>
        <svg:desc/>
      </draw:frame>
    </style:master-page>
    <style:master-page style:name="Master1-Layout4-twoObj-Two-Content" style:page-layout-name="pageLayout1" draw:style-name="a120">
      <draw:frame draw:id="id34" draw:layer="Master1-bg" presentation:style-name="a123" draw:name="Title 1" svg:x="1.62326in" svg:y="0.75in" svg:width="10.9566in" svg:height="1.91667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35" presentation:style-name="a139" draw:name="Content Placeholder 2" svg:x="1.62326in" svg:y="2.91667in" svg:width="5.3533in" svg:height="3.4166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55" draw:name="Content Placeholder 3" svg:x="7.22656in" svg:y="2.91667in" svg:width="5.3533in" svg:height="3.4166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0" draw:name="Date Placeholder 4" svg:x="10.64376in" svg:y="6.43403in" svg:width="1.25in" svg:height="0.39931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>10/17/2019</text:date></text:span><text:span text:style-name="a158" text:class-names=""/></text:p>
        </draw:text-box>
        <svg:title/>
        <svg:desc/>
      </draw:frame>
      <draw:frame draw:id="id38" presentation:style-name="a163" draw:name="Footer Placeholder 5" svg:x="2.81308in" svg:y="6.43403in" svg:width="7.7473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9" presentation:style-name="a167" draw:name="Slide Number Placeholder 6" svg:x="11.9771in" svg:y="6.43403in" svg:width="0.60276in" svg:height="0.39931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N°›</text:page-number></text:span><text:span text:style-name="a165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frame draw:id="id40" draw:layer="Master1-bg" presentation:style-name="a172" draw:name="Title 1" svg:x="1.62326in" svg:y="0.75in" svg:width="10.9566in" svg:height="1.91667in" presentation:class="title" presentation:placeholder="false">
        <draw:text-box>
          <text:p text:style-name="a171" text:class-names="" text:cond-style-name=""><text:span text:style-name="a170" text:class-names="">Click to edit Master title style</text:span></text:p>
        </draw:text-box>
        <svg:title/>
        <svg:desc/>
      </draw:frame>
      <draw:frame draw:id="id41" presentation:style-name="a176" draw:name="Text Placeholder 2" svg:x="1.93808in" svg:y="2.90741in" svg:width="5.03848in" svg:height="0.63021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42" presentation:style-name="a192" draw:name="Content Placeholder 3" svg:x="1.62326in" svg:y="3.64757in" svg:width="5.3533in" svg:height="2.68576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96" draw:name="Text Placeholder 4" svg:x="7.52459in" svg:y="2.91667in" svg:width="5.05527in" svg:height="0.6302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44" presentation:style-name="a212" draw:name="Content Placeholder 5" svg:x="7.22656in" svg:y="3.64757in" svg:width="5.3533in" svg:height="2.68576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7" draw:name="Date Placeholder 6" svg:x="10.64376in" svg:y="6.43403in" svg:width="1.25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10/17/2019</text:date></text:span><text:span text:style-name="a215" text:class-names=""/></text:p>
        </draw:text-box>
        <svg:title/>
        <svg:desc/>
      </draw:frame>
      <draw:frame draw:id="id46" presentation:style-name="a220" draw:name="Footer Placeholder 7" svg:x="2.81308in" svg:y="6.43403in" svg:width="7.7473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4" draw:name="Slide Number Placeholder 8" svg:x="11.9771in" svg:y="6.43403in" svg:width="0.60276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N°›</text:page-number></text:span><text:span text:style-name="a222" text:class-names=""/></text:p>
        </draw:text-box>
        <svg:title/>
        <svg:desc/>
      </draw:frame>
    </style:master-page>
    <style:master-page style:name="Master1-Layout6-titleOnly-Title-Only" style:page-layout-name="pageLayout1" draw:style-name="a226">
      <draw:frame draw:id="id48" draw:layer="Master1-bg" presentation:style-name="a229" draw:name="Title 1" svg:x="1.62326in" svg:y="0.75in" svg:width="10.9566in" svg:height="1.91667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9" presentation:style-name="a234" draw:name="Date Placeholder 2" svg:x="10.64376in" svg:y="6.43403in" svg:width="1.25in" svg:height="0.39931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>10/17/2019</text:date></text:span><text:span text:style-name="a232" text:class-names=""/></text:p>
        </draw:text-box>
        <svg:title/>
        <svg:desc/>
      </draw:frame>
      <draw:frame draw:id="id50" presentation:style-name="a237" draw:name="Footer Placeholder 3" svg:x="2.81308in" svg:y="6.43403in" svg:width="7.74735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1" presentation:style-name="a241" draw:name="Slide Number Placeholder 4" svg:x="11.9771in" svg:y="6.43403in" svg:width="0.60276in" svg:height="0.39931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°›</text:page-number></text:span><text:span text:style-name="a239" text:class-names=""/></text:p>
        </draw:text-box>
        <svg:title/>
        <svg:desc/>
      </draw:frame>
    </style:master-page>
    <style:master-page style:name="Master1-Layout7-blank-Blank" style:page-layout-name="pageLayout1" draw:style-name="a243">
      <draw:frame draw:id="id52" draw:layer="Master1-bg" presentation:style-name="a248" draw:name="Date Placeholder 1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0/17/2019</text:date></text:span><text:span text:style-name="a246" text:class-names=""/></text:p>
        </draw:text-box>
        <svg:title/>
        <svg:desc/>
      </draw:frame>
      <draw:frame draw:id="id53" presentation:style-name="a251" draw:name="Footer Placeholder 2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54" presentation:style-name="a255" draw:name="Slide Number Placeholder 3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N°›</text:page-number></text:span><text:span text:style-name="a25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7">
      <draw:frame draw:id="id55" draw:layer="Master1-bg" presentation:style-name="a260" draw:name="Title 1" svg:x="1.62326in" svg:y="1.75in" svg:width="3.88137in" svg:height="1.5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56" presentation:style-name="a276" draw:name="Content Placeholder 2" svg:x="5.75463in" svg:y="0.75in" svg:width="6.82523in" svg:height="5.58333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80" draw:name="Text Placeholder 3" svg:x="1.62326in" svg:y="3.25in" svg:width="3.88137in" svg:height="2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draw:frame draw:id="id58" presentation:style-name="a285" draw:name="Date Placeholder 4" svg:x="10.64376in" svg:y="6.43403in" svg:width="1.2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0/17/2019</text:date></text:span><text:span text:style-name="a283" text:class-names=""/></text:p>
        </draw:text-box>
        <svg:title/>
        <svg:desc/>
      </draw:frame>
      <draw:frame draw:id="id59" presentation:style-name="a288" draw:name="Footer Placeholder 5" svg:x="2.81308in" svg:y="6.43403in" svg:width="7.7473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0" presentation:style-name="a292" draw:name="Slide Number Placeholder 6" svg:x="11.9771in" svg:y="6.43403in" svg:width="0.60276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°›</text:page-number></text:span><text:span text:style-name="a29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4">
      <draw:frame draw:id="id61" draw:layer="Master1-bg" presentation:style-name="a297" draw:name="Title 1" svg:x="1.62153in" svg:y="1.91667in" svg:width="5.93412in" svg:height="1.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2" presentation:style-name="a300" draw:name="Picture Placeholder 2" svg:x="8.30565in" svg:y="1in" svg:width="3.58812in" svg:height="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4" draw:name="Text Placeholder 3" svg:x="1.62153in" svg:y="3.41667in" svg:width="5.93412in" svg:height="2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4" presentation:style-name="a309" draw:name="Date Placeholder 4" svg:x="10.64376in" svg:y="6.43403in" svg:width="1.25in" svg:height="0.39931in" presentation:class="date-time" presentation:placeholder="false">
        <draw:text-box>
          <text:p text:style-name="a308" text:class-names="" text:cond-style-name=""><text:span text:style-name="a305" text:class-names=""><text:date text:fixed="false" style:data-style-name="a306">10/17/2019</text:date></text:span><text:span text:style-name="a307" text:class-names=""/></text:p>
        </draw:text-box>
        <svg:title/>
        <svg:desc/>
      </draw:frame>
      <draw:frame draw:id="id65" presentation:style-name="a312" draw:name="Footer Placeholder 5" svg:x="2.81308in" svg:y="6.43403in" svg:width="7.7473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6" presentation:style-name="a316" draw:name="Slide Number Placeholder 6" svg:x="11.9771in" svg:y="6.43403in" svg:width="0.60276in" svg:height="0.39931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>‹N°›</text:page-number></text:span><text:span text:style-name="a31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18">
      <draw:frame draw:id="id67" draw:layer="Master1-bg" presentation:style-name="a321" draw:name="Title 1" svg:x="1.62326in" svg:y="5.17592in" svg:width="10.9566in" svg:height="0.61979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68" presentation:style-name="a324" draw:name="Picture Placeholder 2" svg:x="2.60937in" svg:y="1.01937in" svg:width="8.996in" svg:height="3.46126in" presentation:class="graphic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9" presentation:style-name="a328" draw:name="Text Placeholder 3" svg:x="1.62326in" svg:y="5.79572in" svg:width="10.9566in" svg:height="0.53993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70" presentation:style-name="a333" draw:name="Date Placeholder 4" svg:x="10.64376in" svg:y="6.43403in" svg:width="1.25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10/17/2019</text:date></text:span><text:span text:style-name="a331" text:class-names=""/></text:p>
        </draw:text-box>
        <svg:title/>
        <svg:desc/>
      </draw:frame>
      <draw:frame draw:id="id71" presentation:style-name="a336" draw:name="Footer Placeholder 5" svg:x="2.81308in" svg:y="6.43403in" svg:width="7.74735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2" presentation:style-name="a340" draw:name="Slide Number Placeholder 6" svg:x="11.9771in" svg:y="6.43403in" svg:width="0.60276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N°›</text:page-number></text:span><text:span text:style-name="a338" text:class-names=""/></text:p>
        </draw:text-box>
        <svg:title/>
        <svg:desc/>
      </draw:frame>
    </style:master-page>
    <style:master-page style:name="Master1-Layout11-cust-Title-and-Caption" style:page-layout-name="pageLayout1" draw:style-name="a342">
      <draw:frame draw:id="id73" draw:layer="Master1-bg" presentation:style-name="a345" draw:name="Title 1" svg:x="1.62326in" svg:y="0.75in" svg:width="10.9566in" svg:height="3.33333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4" presentation:style-name="a349" draw:name="Text Placeholder 2" svg:x="1.62326in" svg:y="4.75in" svg:width="10.9566in" svg:height="1.58333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75" presentation:style-name="a354" draw:name="Date Placeholder 3" svg:x="10.64376in" svg:y="6.43403in" svg:width="1.25in" svg:height="0.39931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10/17/2019</text:date></text:span><text:span text:style-name="a352" text:class-names=""/></text:p>
        </draw:text-box>
        <svg:title/>
        <svg:desc/>
      </draw:frame>
      <draw:frame draw:id="id76" presentation:style-name="a357" draw:name="Footer Placeholder 4" svg:x="2.81308in" svg:y="6.43403in" svg:width="7.74735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7" presentation:style-name="a361" draw:name="Slide Number Placeholder 5" svg:x="11.9771in" svg:y="6.43403in" svg:width="0.60276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N°›</text:page-number></text:span><text:span text:style-name="a359" text:class-names=""/></text:p>
        </draw:text-box>
        <svg:title/>
        <svg:desc/>
      </draw:frame>
    </style:master-page>
    <style:master-page style:name="Master1-Layout12-cust-Quote-with-Caption" style:page-layout-name="pageLayout1" draw:style-name="a363">
      <draw:frame draw:id="id78" draw:layer="Master1-bg" draw:style-name="a366" draw:name="TextBox 13" svg:x="1.74826in" svg:y="0.94381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9" draw:style-name="a369" draw:name="TextBox 14" svg:x="11.91319in" svg:y="3.08333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  <draw:frame draw:id="id80" presentation:style-name="a372" draw:name="Title 1" svg:x="2.41493in" svg:y="0.75in" svg:width="9.8316in" svg:height="3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81" presentation:style-name="a376" draw:name="Text Placeholder 9" svg:x="2.66493in" svg:y="3.75in" svg:width="9.3316in" svg:height="0.41667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82" presentation:style-name="a380" draw:name="Text Placeholder 2" svg:x="1.62326in" svg:y="4.75in" svg:width="10.9566in" svg:height="1.58333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83" presentation:style-name="a385" draw:name="Date Placeholder 3" svg:x="10.64376in" svg:y="6.43403in" svg:width="1.25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0/17/2019</text:date></text:span><text:span text:style-name="a383" text:class-names=""/></text:p>
        </draw:text-box>
        <svg:title/>
        <svg:desc/>
      </draw:frame>
      <draw:frame draw:id="id84" presentation:style-name="a388" draw:name="Footer Placeholder 4" svg:x="2.81308in" svg:y="6.43403in" svg:width="7.7473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85" presentation:style-name="a392" draw:name="Slide Number Placeholder 5" svg:x="11.9771in" svg:y="6.43403in" svg:width="0.60276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N°›</text:page-number></text:span><text:span text:style-name="a390" text:class-names=""/></text:p>
        </draw:text-box>
        <svg:title/>
        <svg:desc/>
      </draw:frame>
    </style:master-page>
    <style:master-page style:name="Master1-Layout13-cust-Name-Card" style:page-layout-name="pageLayout1" draw:style-name="a394">
      <draw:frame draw:id="id86" draw:layer="Master1-bg" presentation:style-name="a397" draw:name="Title 1" svg:x="1.62326in" svg:y="3.61831in" svg:width="10.95659in" svg:height="1.606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87" presentation:style-name="a401" draw:name="Text Placeholder 2" svg:x="1.62326in" svg:y="5.22461in" svg:width="10.95659in" svg:height="0.94094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8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10/17/2019</text:date></text:span><text:span text:style-name="a404" text:class-names=""/></text:p>
        </draw:text-box>
        <svg:title/>
        <svg:desc/>
      </draw:frame>
      <draw:frame draw:id="id89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0" presentation:style-name="a413" draw:name="Slide Number Placeholder 5" svg:x="11.9771in" svg:y="6.43403in" svg:width="0.60276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N°›</text:page-number></text:span><text:span text:style-name="a411" text:class-names=""/></text:p>
        </draw:text-box>
        <svg:title/>
        <svg:desc/>
      </draw:frame>
    </style:master-page>
    <style:master-page style:name="Master1-Layout14-cust-Quote-Name-Card" style:page-layout-name="pageLayout1" draw:style-name="a415">
      <draw:frame draw:id="id91" draw:layer="Master1-bg" draw:style-name="a418" draw:name="TextBox 13" svg:x="1.74826in" svg:y="0.94381in" svg:width="0.66667in" svg:height="0.63952in">
        <draw:text-box>
          <text:p text:style-name="a417" text:class-names="" text:cond-style-name=""><text:span text:style-name="a416" text:class-names="">“</text:span></text:p>
        </draw:text-box>
        <svg:title/>
        <svg:desc/>
      </draw:frame>
      <draw:frame draw:id="id92" draw:style-name="a421" draw:name="TextBox 14" svg:x="11.91319in" svg:y="3.08333in" svg:width="0.66667in" svg:height="0.63952in">
        <draw:text-box>
          <text:p text:style-name="a420" text:class-names="" text:cond-style-name=""><text:span text:style-name="a419" text:class-names="">”</text:span></text:p>
        </draw:text-box>
        <svg:title/>
        <svg:desc/>
      </draw:frame>
      <draw:frame draw:id="id93" presentation:style-name="a424" draw:name="Title 1" svg:x="2.41493in" svg:y="0.75in" svg:width="9.8316in" svg:height="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94" presentation:style-name="a428" draw:name="Text Placeholder 9" svg:x="1.62326in" svg:y="4.25in" svg:width="10.95659in" svg:height="0.9722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5" presentation:style-name="a432" draw:name="Text Placeholder 2" svg:x="1.62326in" svg:y="5.22222in" svg:width="10.95659in" svg:height="1.11111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96" presentation:style-name="a437" draw:name="Date Placeholder 3" svg:x="10.64376in" svg:y="6.43403in" svg:width="1.25in" svg:height="0.39931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10/17/2019</text:date></text:span><text:span text:style-name="a435" text:class-names=""/></text:p>
        </draw:text-box>
        <svg:title/>
        <svg:desc/>
      </draw:frame>
      <draw:frame draw:id="id97" presentation:style-name="a440" draw:name="Footer Placeholder 4" svg:x="2.81308in" svg:y="6.43403in" svg:width="7.7473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98" presentation:style-name="a444" draw:name="Slide Number Placeholder 5" svg:x="11.9771in" svg:y="6.43403in" svg:width="0.60276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N°›</text:page-number></text:span><text:span text:style-name="a442" text:class-names=""/></text:p>
        </draw:text-box>
        <svg:title/>
        <svg:desc/>
      </draw:frame>
    </style:master-page>
    <style:master-page style:name="Master1-Layout15-cust-True-or-False" style:page-layout-name="pageLayout1" draw:style-name="a446">
      <draw:frame draw:id="id99" draw:layer="Master1-bg" presentation:style-name="a449" draw:name="Title 1" svg:x="1.62326in" svg:y="0.75in" svg:width="10.9566in" svg:height="2.98264in" presentation:class="title" presentation:placeholder="false">
        <draw:text-box>
          <text:p text:style-name="a448" text:class-names="" text:cond-style-name=""><text:span text:style-name="a447" text:class-names="">Click to edit Master title style</text:span></text:p>
        </draw:text-box>
        <svg:title/>
        <svg:desc/>
      </draw:frame>
      <draw:frame draw:id="id100" presentation:style-name="a453" draw:name="Text Placeholder 9" svg:x="1.62326in" svg:y="3.83333in" svg:width="10.9566in" svg:height="0.9166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01" presentation:style-name="a457" draw:name="Text Placeholder 2" svg:x="1.62326in" svg:y="4.75in" svg:width="10.9566in" svg:height="1.58333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102" presentation:style-name="a462" draw:name="Date Placeholder 3" svg:x="10.64376in" svg:y="6.43403in" svg:width="1.25in" svg:height="0.39931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0/17/2019</text:date></text:span><text:span text:style-name="a460" text:class-names=""/></text:p>
        </draw:text-box>
        <svg:title/>
        <svg:desc/>
      </draw:frame>
      <draw:frame draw:id="id103" presentation:style-name="a465" draw:name="Footer Placeholder 4" svg:x="2.81308in" svg:y="6.43403in" svg:width="7.74735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4" presentation:style-name="a469" draw:name="Slide Number Placeholder 5" svg:x="11.9771in" svg:y="6.43403in" svg:width="0.60276in" svg:height="0.39931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N°›</text:page-number></text:span><text:span text:style-name="a467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471">
      <draw:frame draw:id="id105" draw:layer="Master1-bg" presentation:style-name="a474" draw:name="Title 1" svg:x="1.62326in" svg:y="0.75in" svg:width="10.9566in" svg:height="1.91667in" presentation:class="title" presentation:placeholder="false">
        <draw:text-box>
          <text:p text:style-name="a473" text:class-names="" text:cond-style-name=""><text:span text:style-name="a472" text:class-names="">Click to edit Master title style</text:span></text:p>
        </draw:text-box>
        <svg:title/>
        <svg:desc/>
      </draw:frame>
      <draw:frame draw:id="id106" presentation:style-name="a490" draw:name="Vertical Text Placeholder 2" svg:x="1.62326in" svg:y="2.91667in" svg:width="10.9566in" svg:height="3.41667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0/17/2019</text:date></text:span><text:span text:style-name="a493" text:class-names=""/></text:p>
        </draw:text-box>
        <svg:title/>
        <svg:desc/>
      </draw:frame>
      <draw:frame draw:id="id108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09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N°›</text:page-number></text:span><text:span text:style-name="a500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04">
      <draw:frame draw:id="id110" draw:layer="Master1-bg" presentation:style-name="a507" draw:name="Vertical Title 1" svg:x="10.64376in" svg:y="0.75in" svg:width="1.9361in" svg:height="5.58333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11" presentation:style-name="a523" draw:name="Vertical Text Placeholder 2" svg:x="1.62326in" svg:y="0.75in" svg:width="8.7705in" svg:height="5.5833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28" draw:name="Date Placeholder 3" svg:x="10.64376in" svg:y="6.43403in" svg:width="1.25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10/17/2019</text:date></text:span><text:span text:style-name="a526" text:class-names=""/></text:p>
        </draw:text-box>
        <svg:title/>
        <svg:desc/>
      </draw:frame>
      <draw:frame draw:id="id113" presentation:style-name="a531" draw:name="Footer Placeholder 4" svg:x="2.81308in" svg:y="6.43403in" svg:width="7.7473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14" presentation:style-name="a535" draw:name="Slide Number Placeholder 5" svg:x="11.9771in" svg:y="6.43403in" svg:width="0.60276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N°›</text:page-number></text:span><text:span text:style-name="a53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 VALOMAT</dc:title>
    <meta:initial-creator>Bismuth, Elie</meta:initial-creator>
    <dc:creator>Bismuth, Elie</dc:creator>
    <meta:creation-date>2019-10-17T09:59:22Z</meta:creation-date>
    <dc:date>2019-10-17T10:04:36Z</dc:date>
    <meta:editing-cycles>13</meta:editing-cycles>
    <meta:editing-duration>PT0S</meta:editing-duration>
    <meta:document-statistic meta:paragraph-count="30" meta:word-count="178"/>
  </office:meta>
</office:document-meta>
</file>